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 table:number-rows-repeated="104741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39" table:end-x="0.334cm" table:end-y="0.058cm" draw:z-index="0" draw:name="Chart 1" draw:style-name="gr1" draw:text-style-name="P1" svg:width="23.164cm" svg:height="6.236cm" svg:x="0.599cm" svg:y="0.145cm">
              <draw:object draw:notify-on-update-of-ranges="daily.A3:daily.A221 daily.L2:daily.L2 daily.L3:daily.L2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2.17916666666667" calcext:value-type="float">
            <text:p>-2</text:p>
          </table:table-cell>
          <table:table-cell table:style-name="ce136" table:formula="of:=SUM([.H3:.H29])" office:value-type="float" office:value="-5.17166666666667" calcext:value-type="float">
            <text:p>-5</text:p>
          </table:table-cell>
          <table:table-cell table:style-name="ce136" table:formula="of:=SUM([.I3:.I29])" office:value-type="float" office:value="-5.17166666666667" calcext:value-type="float">
            <text:p>-5</text:p>
          </table:table-cell>
          <table:table-cell table:style-name="ce136" table:formula="of:=SUM([.J3:.J29])" office:value-type="float" office:value="-4.97583333333333" calcext:value-type="float">
            <text:p>-5</text:p>
          </table:table-cell>
          <table:table-cell table:style-name="ce136" table:formula="of:=SUM([.K3:.K29])" office:value-type="float" office:value="0.858333333333336" calcext:value-type="float">
            <text:p>1</text:p>
          </table:table-cell>
          <table:table-cell table:style-name="ce136" table:formula="of:=SUM([.L3:.L29])" office:value-type="float" office:value="-0.285833333333334" calcext:value-type="float">
            <text:p>0</text:p>
          </table:table-cell>
          <table:table-cell table:style-name="ce136" table:formula="of:=SUM([.M3:.M29])" office:value-type="float" office:value="-5.22" calcext:value-type="float">
            <text:p>-5</text:p>
          </table:table-cell>
          <table:table-cell table:style-name="ce136" table:formula="of:=SUM([.N3:.N29])" office:value-type="float" office:value="-6.19333333333334" calcext:value-type="float">
            <text:p>-6</text:p>
          </table:table-cell>
          <table:table-cell table:style-name="ce136" table:formula="of:=SUM([.O3:.O29])" office:value-type="float" office:value="-6.19333333333334" calcext:value-type="float">
            <text:p>-6</text:p>
          </table:table-cell>
          <table:table-cell table:style-name="ce136" table:formula="of:=SUM([.P3:.P29])" office:value-type="float" office:value="-6.19333333333334" calcext:value-type="float">
            <text:p>-6</text:p>
          </table:table-cell>
          <table:table-cell table:style-name="ce136" table:formula="of:=SUM([.Q3:.Q29])" office:value-type="float" office:value="-6.19333333333334" calcext:value-type="float">
            <text:p>-6</text:p>
          </table:table-cell>
          <table:table-cell table:style-name="ce136" table:formula="of:=SUM([.R3:.R29])" office:value-type="float" office:value="-6.19333333333334" calcext:value-type="float">
            <text:p>-6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0])" office:value-type="float" office:value="117" calcext:value-type="float">
            <text:p>117</text:p>
          </table:table-cell>
          <table:table-cell table:formula="of:=SUM([$daily.C109:.C220])" office:value-type="float" office:value="436" calcext:value-type="float">
            <text:p>436</text:p>
          </table:table-cell>
          <table:table-cell table:formula="of:=SUM([$daily.F109:.F222])" office:value-type="float" office:value="-26.15" calcext:value-type="float">
            <text:p>-26</text:p>
          </table:table-cell>
          <table:table-cell table:style-name="ce135" table:formula="of:=[.D4]/[.C4]" office:value-type="percentage" office:value="-0.0599770642201835" calcext:value-type="percentage">
            <text:p>-6%</text:p>
          </table:table-cell>
          <table:table-cell/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formula="of:=[.$D4]/12" office:value-type="float" office:value="-2.17916666666667" calcext:value-type="float">
            <text:p>-2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8:08:12.068629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7T18:11:49.943736141</dc:date>
    <meta:generator>LibreOffice/6.4.0.3$MacOSX_X86_64 LibreOffice_project/b0a288ab3d2d4774cb44b62f04d5d28733ac6df8</meta:generator>
    <meta:editing-duration>P1DT21H58M2S</meta:editing-duration>
    <meta:editing-cycles>42</meta:editing-cycles>
    <meta:document-statistic meta:table-count="3" meta:cell-count="1588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1 daily.L2:daily.L221" chart:data-source-has-labels="both" svg:x="0.463cm" svg:y="1.238cm" svg:width="22.237cm" svg:height="4.882cm">
          <chartooo:coordinate-region svg:x="1.139cm" svg:y="1.403cm" svg:width="20.992cm" svg:height="4.139cm"/>
          <chart:axis chart:dimension="x" chart:name="primary-x" chart:style-name="ch4" chartooo:axis-type="auto">
            <chartooo:date-scale/>
            <chart:categories table:cell-range-address="daily.A3:daily.A2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1" chart:label-cell-address="daily.L2:daily.L2" chart:class="chart:line">
            <chart:data-point chart:repeated="2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1</svg:desc>
                </draw:g>
              </table:table-cell>
              <table:table-cell office:value-type="float" office:value="230.3">
                <text:p>230.3</text:p>
                <draw:g>
                  <svg:desc>daily.L3:daily.L221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